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60.49pt"/>
    </style:style>
    <style:style style:name="co3" style:family="table-column">
      <style:table-column-properties fo:break-before="auto" style:column-width="23.64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26.79pt"/>
    </style:style>
    <style:style style:name="co6" style:family="table-column">
      <style:table-column-properties fo:break-before="auto" style:column-width="29.14pt"/>
    </style:style>
    <style:style style:name="co7" style:family="table-column">
      <style:table-column-properties fo:break-before="auto" style:column-width="35.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21" style:family="table-cell" style:parent-style-name="Default" style:data-style-name="N36"/>
    <style:style style:name="ce22" style:family="table-cell" style:parent-style-name="Heading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6-2017'.F35"/>
    </style:style>
    <style:style style:name="ce27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8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pt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7-2018'.E2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8-2019'.E2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map style:condition="cell-content()&gt;=10" style:apply-style-name="Verlaengerung" style:base-cell-address="'2018-2019'.E20"/>
    </style:style>
  </office:automatic-styles>
  <office:body>
    <office:spreadsheet>
      <table:calculation-settings table:automatic-find-labels="false"/>
      <table:table table:name="2016-2017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26" calcext:value-type="date">
            <text:p>09/2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11/01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1/16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1/17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12/04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30" table:formula="of:=COUNTIF([.D8:.L8];IF([.N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12/08/2016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10:.L10];&quot;+&quot;)&gt;COUNTIF([.D10:.L10];&quot;-&quot;);&quot;+&quot;;&quot;-&quot;)" office:value-type="string" office:string-value="+" calcext:value-type="string">
            <text:p>+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01/24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2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02/19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 table:style-name="ce28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30" table:formula="of:=COUNTIF([.D13:.L13];IF([.N1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02/2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02/27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/>
          <table:table-cell table:style-name="ce26"/>
          <table:table-cell table:style-name="ce28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30" table:formula="of:=COUNTIF([.D16:.L16];IF([.N1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3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1" calcext:value-type="float">
            <text:p>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03/1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/>
          <table:table-cell table:style-name="ce26"/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03/22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table:style-name="ce28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30" table:formula="of:=COUNTIF([.D20:.L20];IF([.N20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4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26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table:style-name="ce26" office:value-type="float" office:value="11" calcext:value-type="float">
            <text:p>11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04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26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/>
          <table:table-cell table:style-name="ce26"/>
          <table:table-cell table:style-name="ce28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30" table:formula="of:=COUNTIF([.D22:.L22];IF([.N2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04/2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 table:style-name="ce28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30" table:formula="of:=COUNTIF([.D23:.L23];IF([.N2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8" calcext:value-type="float">
            <text:p>8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5/0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26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26"/>
          <table:table-cell/>
          <table:table-cell table:style-name="ce26"/>
          <table:table-cell table:style-name="ce28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75">
          <table:table-cell table:number-columns-repeated="4"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/>
          <table:table-cell table:style-name="ce26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6-2017'.E2:'2016-2017'.E100 '2016-2017'.G2:'2016-2017'.G100 '2016-2017'.I2:'2016-2017'.I100 '2016-2017'.K2:'2016-2017'.K100 '2016-2017'.M2:'2016-2017'.M100">
            <calcext:condition calcext:apply-style-name="Verlaengerung" calcext:value="&gt;=10" calcext:base-cell-address="'2016-2017'.F35"/>
          </calcext:conditional-format>
        </calcext:conditional-formats>
      </table:table>
      <table:table table:name="2017-2018" table:style-name="ta1"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7-09-11" calcext:value-type="date">
            <text:p>09/11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5" calcext:value-type="date">
            <text:p>09/25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30" table:formula="of:=COUNTIF([.D3:.L3];IF([.N3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30" table:formula="of:=COUNTIF([.D4:.L4];IF([.N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09-26" calcext:value-type="date">
            <text:p>09/2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30" table:formula="of:=COUNTIF([.D5:.L5];IF([.N5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30" table:formula="of:=COUNTIF([.D6:.L6];IF([.N6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3" calcext:value-type="date">
            <text:p>10/13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30" table:formula="of:=COUNTIF([.D7:.L7];IF([.N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1"/>
          <table:table-cell table:style-name="ce28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30" table:formula="of:=COUNTIF([.D8:.L8];IF([.N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0-16" calcext:value-type="date">
            <text:p>10/1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30" table:formula="of:=COUNTIF([.D9:.L9];IF([.N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30" table:formula="of:=COUNTIF([.D10:.L10];IF([.N10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7-11-06" calcext:value-type="date">
            <text:p>11/06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30" table:formula="of:=COUNTIF([.D11:.L11];IF([.N11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2" calcext:value-type="date">
            <text:p>11/22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30" table:formula="of:=COUNTIF([.D12:.L12];IF([.N12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table:style-name="ce28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30" table:formula="of:=COUNTIF([.D13:.L13];IF([.N13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1-27" calcext:value-type="date">
            <text:p>11/27/2017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table:style-name="ce28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30" table:formula="of:=COUNTIF([.D14:.L14];IF([.N14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7-12-04" calcext:value-type="date">
            <text:p>12/04/2017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1"/>
          <table:table-cell table:style-name="ce28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30" table:formula="of:=COUNTIF([.D15:.L15];IF([.N15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18" calcext:value-type="date">
            <text:p>01/18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30" table:formula="of:=COUNTIF([.D16:.L16];IF([.N16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1-23" calcext:value-type="date">
            <text:p>01/23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17:.L17];&quot;+&quot;)&gt;COUNTIF([.D17:.L17];&quot;-&quot;);&quot;+&quot;;&quot;-&quot;)" office:value-type="string" office:string-value="+" calcext:value-type="string">
            <text:p>+</text:p>
          </table:table-cell>
          <table:table-cell table:style-name="ce30" table:formula="of:=COUNTIF([.D17:.L17];IF([.N1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1-29" calcext:value-type="date">
            <text:p>01/29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table:style-name="ce28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30" table:formula="of:=COUNTIF([.D18:.L18];IF([.N18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2" calcext:value-type="date">
            <text:p>02/12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30" table:formula="of:=COUNTIF([.D19:.L19];IF([.N19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2-15" calcext:value-type="date">
            <text:p>02/15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1"/>
          <table:table-cell table:style-name="ce28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30" table:formula="of:=COUNTIF([.D20:.L20];IF([.N20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2-23" calcext:value-type="date">
            <text:p>02/23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30" table:formula="of:=COUNTIF([.D21:.L21];IF([.N21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3-05" calcext:value-type="date">
            <text:p>03/05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table:style-name="ce28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30" table:formula="of:=COUNTIF([.D22:.L22];IF([.N2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05" calcext:value-type="date">
            <text:p>04/05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30" table:formula="of:=COUNTIF([.D23:.L23];IF([.N2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4/09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table:style-name="ce11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1"/>
          <table:table-cell table:style-name="ce28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30" table:formula="of:=COUNTIF([.D24:.L24];IF([.N24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09" calcext:value-type="date">
            <text:p>04/09/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table:style-name="ce11" office:value-type="float" office:value="12" calcext:value-type="float">
            <text:p>12</text:p>
          </table:table-cell>
          <table:table-cell/>
          <table:table-cell table:style-name="ce11"/>
          <table:table-cell/>
          <table:table-cell table:style-name="ce11"/>
          <table:table-cell table:style-name="ce28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30" table:formula="of:=COUNTIF([.D25:.L25];IF([.N25]=&quot;+&quot;;&quot;-&quot;;&quot;+&quot;))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office:value-type="date" office:date-value="2018-04-11" calcext:value-type="date">
            <text:p>04/11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table:style-name="ce28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30" table:formula="of:=COUNTIF([.D26:.L26];IF([.N26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04/17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table:style-name="ce11"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1"/>
          <table:table-cell table:style-name="ce28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30" table:formula="of:=COUNTIF([.D27:.L27];IF([.N27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office:value-type="date" office:date-value="2018-04-17" calcext:value-type="date">
            <text:p>04/17/2018</text:p>
          </table:table-cell>
          <table:table-cell office:value-type="string" calcext:value-type="string">
            <text:p>Dopp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table:style-name="ce11" office:value-type="float" office:value="14" calcext:value-type="float">
            <text:p>14</text:p>
          </table:table-cell>
          <table:table-cell office:value-type="string" calcext:value-type="string">
            <text:p>+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table:style-name="ce11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1"/>
          <table:table-cell table:style-name="ce28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30" table:formula="of:=COUNTIF([.D28:.L28];IF([.N28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7-2018'.E21:'2017-2018'.E100 '2017-2018'.G2:'2017-2018'.G100 '2017-2018'.I2:'2017-2018'.I100 '2017-2018'.K2:'2017-2018'.K100 '2017-2018'.M2:'2017-2018'.M100 '2017-2018'.E2:'2017-2018'.E19">
            <calcext:condition calcext:apply-style-name="Verlaengerung" calcext:value="&gt;=10" calcext:base-cell-address="'2017-2018'.E2"/>
          </calcext:conditional-format>
          <calcext:conditional-format calcext:target-range-address="'2017-2018'.E20:'2017-2018'.E20">
            <calcext:condition calcext:apply-style-name="Verlaengerung" calcext:value="&gt;=10" calcext:base-cell-address="'2017-2018'.E20"/>
          </calcext:conditional-format>
        </calcext:conditional-formats>
      </table:table>
      <table:table table:name="2018-2019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Default"/>
        <table:table-column table:style-name="co3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4" table:default-cell-style-name="ce25"/>
        <table:table-column table:style-name="co5" table:default-cell-style-name="ce23"/>
        <table:table-column table:style-name="co6" table:default-cell-style-name="ce29"/>
        <table:table-column table:style-name="co7" table:default-cell-style-name="ce23"/>
        <table:table-column table:style-name="co8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22" office:value-type="string" calcext:value-type="string">
            <text:p>H/A</text:p>
          </table:table-cell>
          <table:table-cell table:style-name="ce24" office:value-type="string" calcext:value-type="string">
            <text:p>S1</text:p>
          </table:table-cell>
          <table:table-cell table:style-name="ce22" office:value-type="string" calcext:value-type="string">
            <text:p>S1P</text:p>
          </table:table-cell>
          <table:table-cell table:style-name="ce24" office:value-type="string" calcext:value-type="string">
            <text:p>S2</text:p>
          </table:table-cell>
          <table:table-cell table:style-name="ce22" office:value-type="string" calcext:value-type="string">
            <text:p>S2P</text:p>
          </table:table-cell>
          <table:table-cell table:style-name="ce24" office:value-type="string" calcext:value-type="string">
            <text:p>S3</text:p>
          </table:table-cell>
          <table:table-cell table:style-name="ce22" office:value-type="string" calcext:value-type="string">
            <text:p>S3P</text:p>
          </table:table-cell>
          <table:table-cell table:style-name="ce24" office:value-type="string" calcext:value-type="string">
            <text:p>S4</text:p>
          </table:table-cell>
          <table:table-cell table:style-name="ce22" office:value-type="string" calcext:value-type="string">
            <text:p>S4P</text:p>
          </table:table-cell>
          <table:table-cell table:style-name="ce24" office:value-type="string" calcext:value-type="string">
            <text:p>S5</text:p>
          </table:table-cell>
          <table:table-cell table:style-name="ce22" office:value-type="string" calcext:value-type="string">
            <text:p>S5P</text:p>
          </table:table-cell>
          <table:table-cell table:style-name="ce27" office:value-type="string" calcext:value-type="string">
            <text:p>Sets</text:p>
          </table:table-cell>
          <table:table-cell table:style-name="ce22" office:value-type="string" calcext:value-type="string">
            <text:p>SetsP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8-10-08" calcext:value-type="date">
            <text:p>10/08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table:style-name="ce13"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28" table:formula="of:=IF(COUNTIF([.D2:.L2];&quot;+&quot;)&gt;COUNTIF([.D2:.L2];&quot;-&quot;);&quot;+&quot;;&quot;-&quot;)" office:value-type="string" office:string-value="+" calcext:value-type="string">
            <text:p>+</text:p>
          </table:table-cell>
          <table:table-cell table:style-name="ce30" table:formula="of:=COUNTIF([.D2:.L2];IF([.N2]=&quot;+&quot;;&quot;-&quot;;&quot;+&quot;))" office:value-type="float" office:value="2" calcext:value-type="float">
            <text:p>2</text:p>
          </table:table-cell>
          <table:table-cell table:number-columns-repeated="1002"/>
        </table:table-row>
        <table:table-row table:style-name="ro1">
          <table:table-cell office:value-type="date" office:date-value="2018-11-12" calcext:value-type="date">
            <text:p>11/12/2018</text:p>
          </table:table-cell>
          <table:table-cell office:value-type="string" calcext:value-type="string">
            <text:p>Dopp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table:style-name="ce13"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style-name="ce13" office:value-type="float" office:value="17" calcext:value-type="float">
            <text:p>17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table:style-name="ce13" office:value-type="float" office:value="6" calcext:value-type="float">
            <text:p>6</text:p>
          </table:table-cell>
          <table:table-cell/>
          <table:table-cell table:style-name="ce13"/>
          <table:table-cell table:style-name="ce28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30" table:formula="of:=COUNTIF([.D3:.L3];IF([.N3]=&quot;+&quot;;&quot;-&quot;;&quot;+&quot;))" office:value-type="float" office:value="1" calcext:value-type="float">
            <text:p>1</text:p>
          </table:table-cell>
          <table:table-cell table:number-columns-repeated="1002"/>
        </table:table-row>
        <table:table-row table:style-name="ro1" table:number-rows-repeated="16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>
          <table:table-cell table:number-columns-repeated="4"/>
          <table:table-cell table:style-name="ce14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8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style-name="ce28"/>
          <table:table-cell table:style-name="ce30"/>
          <table:table-cell table:number-columns-repeated="1002"/>
        </table:table-row>
        <table:table-row table:style-name="ro1" table:number-rows-repeated="72">
          <table:table-cell table:number-columns-repeated="4"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/>
          <table:table-cell table:style-name="ce13"/>
          <table:table-cell table:number-columns-repeated="1004"/>
        </table:table-row>
        <table:table-row table:style-name="ro1" table:number-rows-repeated="1048475">
          <table:table-cell table:number-columns-repeated="1017"/>
        </table:table-row>
        <table:table-row table:style-name="ro1">
          <table:table-cell table:number-columns-repeated="1017"/>
        </table:table-row>
        <calcext:conditional-formats>
          <calcext:conditional-format calcext:target-range-address="'2018-2019'.E21:'2018-2019'.E100 '2018-2019'.G2:'2018-2019'.G100 '2018-2019'.I2:'2018-2019'.I100 '2018-2019'.K2:'2018-2019'.K100 '2018-2019'.M2:'2018-2019'.M100 '2018-2019'.E2:'2018-2019'.E19">
            <calcext:condition calcext:apply-style-name="Verlaengerung" calcext:value="&gt;=10" calcext:base-cell-address="'2018-2019'.E2"/>
          </calcext:conditional-format>
          <calcext:conditional-format calcext:target-range-address="'2018-2019'.E20:'2018-2019'.E20">
            <calcext:condition calcext:apply-style-name="Verlaengerung" calcext:value="&gt;=10" calcext:base-cell-address="'2018-2019'.E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5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25">
      <style:text-properties fo:color="#ff0000"/>
      <number:text>-</number:text>
      <number:number number:decimal-places="0" loext:min-decimal-places="0" number:min-integer-digits="1"/>
      <style:map style:condition="value()&gt;=0" style:apply-style-name="N125P0"/>
    </number:number-style>
    <number:number-style style:name="N127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27">
      <style:text-properties fo:color="#ff0000"/>
      <number:text>-</number:text>
      <number:number number:decimal-places="0" loext:min-decimal-places="0" number:min-integer-digits="1"/>
      <style:map style:condition="value()&gt;=0" style:apply-style-name="N127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  <style:style style:name="Verlaengerung" style:family="table-cell" style:parent-style-name="Default">
      <style:table-cell-properties style:text-align-source="fix" style:repeat-content="false" loext:vertical-justify="auto"/>
      <style:paragraph-properties fo:text-align="center" css3t:text-justify="auto"/>
      <style:text-properties fo:color="#ff99ff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 style:data-style-name="N2" text:time-value="23:31:20.64430558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317</meta:editing-cycles>
    <meta:editing-duration>PT5H7M13S</meta:editing-duration>
    <dc:title>Saison Ekkart</dc:title>
    <dc:date>2018-11-19T23:32:11.314760982</dc:date>
    <meta:generator>LibreOffice/6.0.6.2$Linux_X86_64 LibreOffice_project/00m0$Build-2</meta:generator>
    <meta:document-statistic meta:table-count="3" meta:cell-count="750" meta:object-count="0"/>
  </office:meta>
</office:document-meta>
</file>